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b15b" officeooo:paragraph-rsid="0009b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et </meta:initial-creator>
    <meta:creation-date>2014-01-12T00:56:09.785615277</meta:creation-date>
    <dc:date>2014-01-12T00:56:20.129046099</dc:date>
    <dc:creator>obet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1.3.2$Linux_x86 LibreOffice_project/410$Build-2</meta:generator>
  </office:meta>
</office:document-meta>
</file>